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SourceFactory.releas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ourceFactory.contextualize( Link link , String webapp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SourceFactory.getFormatSource( Document doc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SourceFactory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Source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SourceFactory.getSource( String location , Map paramete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